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1000">
      <style:table-properties table:display="true" style:writing-mode="lr-tb"/>
    </style:style>
    <style:style style:name="ta2" style:family="table" style:master-page-name="PageStyle_5f_10000">
      <style:table-properties table:display="true" style:writing-mode="lr-tb"/>
    </style:style>
    <style:style style:name="ta3" style:family="table" style:master-page-name="PageStyle_5f_100000">
      <style:table-properties table:display="true" style:writing-mode="lr-tb"/>
    </style:style>
    <style:style style:name="ta4" style:family="table" style:master-page-name="PageStyle_5f_1000000">
      <style:table-properties table:display="true" style:writing-mode="lr-tb"/>
    </style:style>
    <style:style style:name="ta5" style:family="table" style:master-page-name="PageStyle_5f_Runtime_20_developmen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0" table:style-name="ta1">
        <office:forms form:automatic-focus="false" form:apply-design-mode="false"/>
        <table:shapes>
          <draw:frame draw:z-index="0" draw:style-name="gr1" draw:text-style-name="P1" svg:width="159.99mm" svg:height="89.99mm" svg:x="1mm" svg:y="82.29mm">
            <loext:p draw:notify-on-update-of-ranges="'1000'.A6:'1000'.A18 '1000'.O6:'1000'.O18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 in m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office:value-type="float" office:value="1410" calcext:value-type="float">
            <text:p>1,41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813" calcext:value-type="float">
            <text:p>1,8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12" calcext:value-type="float">
            <text:p>1,8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2" calcext:value-type="float">
            <text:p>1,812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office:value-type="float" office:value="2843" calcext:value-type="float">
            <text:p>2,8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85" calcext:value-type="float">
            <text:p>7,485</text:p>
          </table:table-cell>
          <table:table-cell table:style-name="ce1" office:value-type="float" office:value="6622" calcext:value-type="float">
            <text:p>6,622</text:p>
          </table:table-cell>
          <table:table-cell table:style-name="ce1" office:value-type="float" office:value="6096" calcext:value-type="float">
            <text:p>6,096</text:p>
          </table:table-cell>
          <table:table-cell table:style-name="ce1" office:value-type="float" office:value="2274" calcext:value-type="float">
            <text:p>2,274</text:p>
          </table:table-cell>
          <table:table-cell table:number-columns-repeated="2" table:style-name="ce1" office:value-type="float" office:value="3021" calcext:value-type="float">
            <text:p>3,021</text:p>
          </table:table-cell>
          <table:table-cell table:style-name="ce1" office:value-type="float" office:value="6042" calcext:value-type="float">
            <text:p>6,042</text:p>
          </table:table-cell>
          <table:table-cell table:number-columns-repeated="3"/>
          <table:table-cell table:style-name="ce1" table:formula="of:=[.H6]-[.D6]" office:value-type="float" office:value="2274" calcext:value-type="float">
            <text:p>2,2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4366" calcext:value-type="float">
            <text:p>4,366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077" calcext:value-type="float">
            <text:p>2,077</text:p>
          </table:table-cell>
          <table:table-cell table:style-name="ce1" office:value-type="float" office:value="2493" calcext:value-type="float">
            <text:p>2,49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88" calcext:value-type="float">
            <text:p>1,388</text:p>
          </table:table-cell>
          <table:table-cell table:style-name="ce1" office:value-type="float" office:value="1700" calcext:value-type="float">
            <text:p>1,700</text:p>
          </table:table-cell>
          <table:table-cell table:number-columns-repeated="3"/>
          <table:table-cell table:style-name="ce1" table:formula="of:=[.H8]-[.D8]" office:value-type="float" office:value="2492" calcext:value-type="float">
            <text:p>2,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75" calcext:value-type="float">
            <text:p>4,975</text:p>
          </table:table-cell>
          <table:table-cell table:style-name="ce1" office:value-type="float" office:value="3503" calcext:value-type="float">
            <text:p>3,503</text:p>
          </table:table-cell>
          <table:table-cell table:style-name="ce1" office:value-type="float" office:value="5635" calcext:value-type="float">
            <text:p>5,635</text:p>
          </table:table-cell>
          <table:table-cell table:style-name="ce1" office:value-type="float" office:value="7524" calcext:value-type="float">
            <text:p>7,52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7524" calcext:value-type="float">
            <text:p>7,5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112" calcext:value-type="float">
            <text:p>5,1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5112" calcext:value-type="float">
            <text:p>5,1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office:value-type="float" office:value="4265" calcext:value-type="float">
            <text:p>4,2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261" calcext:value-type="float">
            <text:p>32,261</text:p>
          </table:table-cell>
          <table:table-cell table:style-name="ce1" office:value-type="float" office:value="25691" calcext:value-type="float">
            <text:p>25,691</text:p>
          </table:table-cell>
          <table:table-cell table:style-name="ce1" office:value-type="float" office:value="300913" calcext:value-type="float">
            <text:p>300,913</text:p>
          </table:table-cell>
          <table:table-cell table:style-name="ce1" office:value-type="float" office:value="21327" calcext:value-type="float">
            <text:p>21,327</text:p>
          </table:table-cell>
          <table:table-cell table:style-name="ce1" office:value-type="float" office:value="15736" calcext:value-type="float">
            <text:p>15,736</text:p>
          </table:table-cell>
          <table:table-cell table:style-name="ce1" office:value-type="float" office:value="13076" calcext:value-type="float">
            <text:p>13,076</text:p>
          </table:table-cell>
          <table:table-cell table:style-name="ce1" office:value-type="float" office:value="28812" calcext:value-type="float">
            <text:p>28,812</text:p>
          </table:table-cell>
          <table:table-cell table:number-columns-repeated="3"/>
          <table:table-cell table:style-name="ce1" table:formula="of:=[.H11]-[.D11]" office:value-type="float" office:value="21257" calcext:value-type="float">
            <text:p>21,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80" calcext:value-type="float">
            <text:p>10,18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16" calcext:value-type="float">
            <text:p>1,816</text:p>
          </table:table-cell>
          <table:table-cell table:style-name="ce1" office:value-type="float" office:value="6972" calcext:value-type="float">
            <text:p>6,97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559" calcext:value-type="float">
            <text:p>1,559</text:p>
          </table:table-cell>
          <table:table-cell table:number-columns-repeated="3"/>
          <table:table-cell table:style-name="ce1" table:formula="of:=[.H12]-[.D12]" office:value-type="float" office:value="6972" calcext:value-type="float">
            <text:p>6,9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82" calcext:value-type="float">
            <text:p>3,78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91" calcext:value-type="float">
            <text:p>1,09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044" calcext:value-type="float">
            <text:p>1,044</text:p>
          </table:table-cell>
          <table:table-cell table:number-columns-repeated="3"/>
          <table:table-cell table:style-name="ce1" table:formula="of:=[.H13]-[.D13]"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75" calcext:value-type="float">
            <text:p>8,8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6972" calcext:value-type="float">
            <text:p>6,97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3"/>
          <table:table-cell table:style-name="ce1" table:formula="of:=[.H14]-[.D14]" office:value-type="float" office:value="6972" calcext:value-type="float">
            <text:p>6,9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82" calcext:value-type="float">
            <text:p>4,18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239" calcext:value-type="float">
            <text:p>1,23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3"/>
          <table:table-cell table:style-name="ce1" table:formula="of:=[.H15]-[.D15]" office:value-type="float" office:value="865" calcext:value-type="float">
            <text:p>8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1" office:value-type="float" office:value="2909" calcext:value-type="float">
            <text:p>2,9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758" calcext:value-type="float">
            <text:p>18,758</text:p>
          </table:table-cell>
          <table:table-cell table:style-name="ce1" office:value-type="float" office:value="11767" calcext:value-type="float">
            <text:p>11,767</text:p>
          </table:table-cell>
          <table:table-cell table:style-name="ce1" office:value-type="float" office:value="39299" calcext:value-type="float">
            <text:p>39,299</text:p>
          </table:table-cell>
          <table:table-cell table:style-name="ce1" office:value-type="float" office:value="8117" calcext:value-type="float">
            <text:p>8,117</text:p>
          </table:table-cell>
          <table:table-cell table:style-name="ce1" office:value-type="float" office:value="12152" calcext:value-type="float">
            <text:p>12,152</text:p>
          </table:table-cell>
          <table:table-cell table:style-name="ce1" office:value-type="float" office:value="12002" calcext:value-type="float">
            <text:p>12,002</text:p>
          </table:table-cell>
          <table:table-cell table:style-name="ce1" office:value-type="float" office:value="24154" calcext:value-type="float">
            <text:p>24,154</text:p>
          </table:table-cell>
          <table:table-cell table:number-columns-repeated="3"/>
          <table:table-cell table:style-name="ce1" table:formula="of:=[.H16]-[.D16]" office:value-type="float" office:value="8110" calcext:value-type="float">
            <text:p>8,1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7" calcext:value-type="float">
            <text:p>2,25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11" calcext:value-type="float">
            <text:p>2,011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065" calcext:value-type="float">
            <text:p>1,065</text:p>
          </table:table-cell>
          <table:table-cell table:number-columns-repeated="3"/>
          <table:table-cell table:style-name="ce1" table:formula="of:=[.H17]-[.D17]" office:value-type="float" office:value="831" calcext:value-type="float">
            <text:p>8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8" calcext:value-type="float">
            <text:p>5,00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550" calcext:value-type="float">
            <text:p>5,55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table:formula="of:=[.H18]-[.D18]" office:value-type="float" office:value="5550" calcext:value-type="float">
            <text:p>5,550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243" calcext:value-type="float">
            <text:p>1,24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08" calcext:value-type="float">
            <text:p>1,808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9" calcext:value-type="float">
            <text:p>1,00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5" calcext:value-type="float">
            <text:p>1,0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3180" calcext:value-type="float">
            <text:p>173,180</text:p>
          </table:table-cell>
          <table:table-cell table:style-name="ce1" office:value-type="float" office:value="170659" calcext:value-type="float">
            <text:p>170,659</text:p>
          </table:table-cell>
          <table:table-cell table:style-name="ce1" office:value-type="float" office:value="8917" calcext:value-type="float">
            <text:p>8,917</text:p>
          </table:table-cell>
          <table:table-cell table:style-name="ce1" office:value-type="float" office:value="17417" calcext:value-type="float">
            <text:p>17,417</text:p>
          </table:table-cell>
          <table:table-cell table:number-columns-repeated="2" table:style-name="ce1" office:value-type="float" office:value="3000" calcext:value-type="float">
            <text:p>3,000</text:p>
          </table:table-cell>
          <table:table-cell table:style-name="ce1" office:value-type="float" office:value="6000" calcext:value-type="float">
            <text:p>6,000</text:p>
          </table:table-cell>
          <table:table-cell table:number-columns-repeated="3"/>
          <table:table-cell table:style-name="ce1" table:formula="of:=[.H6]-[.D6]" office:value-type="float" office:value="17405" calcext:value-type="float">
            <text:p>17,405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2528" calcext:value-type="float">
            <text:p>2,52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368" calcext:value-type="float">
            <text:p>4,368</text:p>
          </table:table-cell>
          <table:table-cell table:style-name="ce1" office:value-type="float" office:value="2915" calcext:value-type="float">
            <text:p>2,915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2076" calcext:value-type="float">
            <text:p>2,076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60" calcext:value-type="float">
            <text:p>3,360</text:p>
          </table:table-cell>
          <table:table-cell table:style-name="ce1" office:value-type="float" office:value="2037" calcext:value-type="float">
            <text:p>2,037</text:p>
          </table:table-cell>
          <table:table-cell table:style-name="ce1" office:value-type="float" office:value="2064" calcext:value-type="float">
            <text:p>2,064</text:p>
          </table:table-cell>
          <table:table-cell table:style-name="ce1" office:value-type="float" office:value="6130" calcext:value-type="float">
            <text:p>6,13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79" calcext:value-type="float">
            <text:p>1,379</text:p>
          </table:table-cell>
          <table:table-cell table:style-name="ce1" office:value-type="float" office:value="1689" calcext:value-type="float">
            <text:p>1,689</text:p>
          </table:table-cell>
          <table:table-cell table:number-columns-repeated="3"/>
          <table:table-cell table:style-name="ce1" table:formula="of:=[.H8]-[.D8]" office:value-type="float" office:value="6093" calcext:value-type="float">
            <text:p>6,093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367" calcext:value-type="float">
            <text:p>14,367</text:p>
          </table:table-cell>
          <table:table-cell table:style-name="ce1" office:value-type="float" office:value="9699" calcext:value-type="float">
            <text:p>9,699</text:p>
          </table:table-cell>
          <table:table-cell table:style-name="ce1" office:value-type="float" office:value="5764" calcext:value-type="float">
            <text:p>5,764</text:p>
          </table:table-cell>
          <table:table-cell table:style-name="ce1" office:value-type="float" office:value="15004" calcext:value-type="float">
            <text:p>15,00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15001" calcext:value-type="float">
            <text:p>15,001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4" calcext:value-type="float">
            <text:p>1,27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7140" calcext:value-type="float">
            <text:p>7,1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7140" calcext:value-type="float">
            <text:p>7,140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572127" calcext:value-type="float">
            <text:p>572,127</text:p>
          </table:table-cell>
          <table:table-cell table:style-name="ce1" office:value-type="float" office:value="560876" calcext:value-type="float">
            <text:p>560,876</text:p>
          </table:table-cell>
          <table:table-cell table:style-name="ce1" office:value-type="float" office:value="1387691" calcext:value-type="float">
            <text:p>1,387,691</text:p>
          </table:table-cell>
          <table:table-cell table:style-name="ce1" office:value-type="float" office:value="147359" calcext:value-type="float">
            <text:p>147,359</text:p>
          </table:table-cell>
          <table:table-cell table:style-name="ce1" office:value-type="float" office:value="15637" calcext:value-type="float">
            <text:p>15,637</text:p>
          </table:table-cell>
          <table:table-cell table:style-name="ce1" office:value-type="float" office:value="12994" calcext:value-type="float">
            <text:p>12,994</text:p>
          </table:table-cell>
          <table:table-cell table:style-name="ce1" office:value-type="float" office:value="28631" calcext:value-type="float">
            <text:p>28,631</text:p>
          </table:table-cell>
          <table:table-cell table:number-columns-repeated="3"/>
          <table:table-cell table:style-name="ce1" table:formula="of:=[.H11]-[.D11]" office:value-type="float" office:value="146716" calcext:value-type="float">
            <text:p>146,716</text:p>
          </table:table-cell>
          <table:table-cell table:number-columns-repeated="1009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1" table:formula="of:=[$'1000'.C12]" office:value-type="float" office:value="244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61" calcext:value-type="float">
            <text:p>7,361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411" calcext:value-type="float">
            <text:p>3,411</text:p>
          </table:table-cell>
          <table:table-cell table:style-name="ce1" office:value-type="float" office:value="8752" calcext:value-type="float">
            <text:p>8,752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563" calcext:value-type="float">
            <text:p>1,563</text:p>
          </table:table-cell>
          <table:table-cell table:number-columns-repeated="3"/>
          <table:table-cell table:style-name="ce1" table:formula="of:=[.H12]-[.D12]" office:value-type="float" office:value="8752" calcext:value-type="float">
            <text:p>8,752</text:p>
          </table:table-cell>
          <table:table-cell table:number-columns-repeated="1009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1" table:formula="of:=[$'1000'.C13]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3" calcext:value-type="float">
            <text:p>4,20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091" calcext:value-type="float">
            <text:p>1,09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044" calcext:value-type="float">
            <text:p>1,044</text:p>
          </table:table-cell>
          <table:table-cell table:number-columns-repeated="3"/>
          <table:table-cell table:style-name="ce1" table:formula="of:=[.H13]-[.D13]"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1" table:formula="of:=[$'1000'.C14]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13" calcext:value-type="float">
            <text:p>7,4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8742" calcext:value-type="float">
            <text:p>8,74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3"/>
          <table:table-cell table:style-name="ce1" table:formula="of:=[.H14]-[.D14]" office:value-type="float" office:value="8742" calcext:value-type="float">
            <text:p>8,742</text:p>
          </table:table-cell>
          <table:table-cell table:number-columns-repeated="1009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1" table:formula="of:=[$'1000'.C15]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206" calcext:value-type="float">
            <text:p>5,206</text:p>
          </table:table-cell>
          <table:table-cell table:style-name="ce1" office:value-type="float" office:value="1621" calcext:value-type="float">
            <text:p>1,621</text:p>
          </table:table-cell>
          <table:table-cell table:style-name="ce1" office:value-type="float" office:value="2912" calcext:value-type="float">
            <text:p>2,912</text:p>
          </table:table-cell>
          <table:table-cell table:style-name="ce1" office:value-type="float" office:value="1299" calcext:value-type="float">
            <text:p>1,29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3"/>
          <table:table-cell table:style-name="ce1" table:formula="of:=[.H15]-[.D15]" office:value-type="float" office:value="1285" calcext:value-type="float">
            <text:p>1,285</text:p>
          </table:table-cell>
          <table:table-cell table:number-columns-repeated="100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1" table:formula="of:=[$'1000'.C16]" office:value-type="float" office:value="2909" calcext:value-type="float">
            <text:p>2,90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7007" calcext:value-type="float">
            <text:p>567,007</text:p>
          </table:table-cell>
          <table:table-cell table:style-name="ce1" office:value-type="float" office:value="560811" calcext:value-type="float">
            <text:p>560,811</text:p>
          </table:table-cell>
          <table:table-cell table:style-name="ce1" office:value-type="float" office:value="47567" calcext:value-type="float">
            <text:p>47,567</text:p>
          </table:table-cell>
          <table:table-cell table:style-name="ce1" office:value-type="float" office:value="30639" calcext:value-type="float">
            <text:p>30,639</text:p>
          </table:table-cell>
          <table:table-cell table:style-name="ce1" office:value-type="float" office:value="12066" calcext:value-type="float">
            <text:p>12,066</text:p>
          </table:table-cell>
          <table:table-cell table:style-name="ce1" office:value-type="float" office:value="11922" calcext:value-type="float">
            <text:p>11,922</text:p>
          </table:table-cell>
          <table:table-cell table:style-name="ce1" office:value-type="float" office:value="23988" calcext:value-type="float">
            <text:p>23,988</text:p>
          </table:table-cell>
          <table:table-cell table:number-columns-repeated="3"/>
          <table:table-cell table:style-name="ce1" table:formula="of:=[.H16]-[.D16]" office:value-type="float" office:value="30572" calcext:value-type="float">
            <text:p>30,572</text:p>
          </table:table-cell>
          <table:table-cell table:number-columns-repeated="1009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1" table:formula="of:=[$'1000'.C17]" office:value-type="float" office:value="203" calcext:value-type="float">
            <text:p>2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44" calcext:value-type="float">
            <text:p>2,64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001" calcext:value-type="float">
            <text:p>2,001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060" calcext:value-type="float">
            <text:p>1,060</text:p>
          </table:table-cell>
          <table:table-cell table:number-columns-repeated="3"/>
          <table:table-cell table:style-name="ce1" table:formula="of:=[.H17]-[.D17]" office:value-type="float" office:value="961" calcext:value-type="float">
            <text:p>961</text:p>
          </table:table-cell>
          <table:table-cell table:number-columns-repeated="1009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1" table:formula="of:=[$'1000'.C18]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3" calcext:value-type="float">
            <text:p>4,28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310" calcext:value-type="float">
            <text:p>7,3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table:formula="of:=[.H18]-[.D18]" office:value-type="float" office:value="7310" calcext:value-type="float">
            <text:p>7,310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7567" calcext:value-type="float">
            <text:p>7,567</text:p>
          </table:table-cell>
          <table:table-cell table:style-name="ce1" office:value-type="float" office:value="12272" calcext:value-type="float">
            <text:p>12,272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7567" calcext:value-type="float">
            <text:p>7,567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8168" calcext:value-type="float">
            <text:p>18,168</text:p>
          </table:table-cell>
          <table:table-cell table:style-name="ce1" office:value-type="float" office:value="7896" calcext:value-type="float">
            <text:p>7,896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480" calcext:value-type="float">
            <text:p>10,48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58" calcext:value-type="float">
            <text:p>10,858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414403" calcext:value-type="float">
            <text:p>4,414,403</text:p>
          </table:table-cell>
          <table:table-cell table:style-name="ce1" office:value-type="float" office:value="4391053" calcext:value-type="float">
            <text:p>4,391,053</text:p>
          </table:table-cell>
          <table:table-cell table:style-name="ce1" office:value-type="float" office:value="8924" calcext:value-type="float">
            <text:p>8,924</text:p>
          </table:table-cell>
          <table:table-cell table:style-name="ce1" office:value-type="float" office:value="166111" calcext:value-type="float">
            <text:p>166,111</text:p>
          </table:table-cell>
          <table:table-cell table:number-columns-repeated="2" table:style-name="ce1" office:value-type="float" office:value="3000" calcext:value-type="float">
            <text:p>3,000</text:p>
          </table:table-cell>
          <table:table-cell table:style-name="ce1" office:value-type="float" office:value="6000" calcext:value-type="float">
            <text:p>6,000</text:p>
          </table:table-cell>
          <table:table-cell table:number-columns-repeated="3"/>
          <table:table-cell table:style-name="ce1" table:formula="of:=[.H6]-[.D6]" office:value-type="float" office:value="166015" calcext:value-type="float">
            <text:p>166,015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10245" calcext:value-type="float">
            <text:p>10,245</text:p>
          </table:table-cell>
          <table:table-cell table:style-name="ce1" office:value-type="float" office:value="23779" calcext:value-type="float">
            <text:p>23,779</text:p>
          </table:table-cell>
          <table:table-cell table:style-name="ce1" office:value-type="float" office:value="2335" calcext:value-type="float">
            <text:p>2,335</text:p>
          </table:table-cell>
          <table:table-cell table:style-name="ce1" office:value-type="float" office:value="4369" calcext:value-type="float">
            <text:p>4,369</text:p>
          </table:table-cell>
          <table:table-cell table:style-name="ce1" office:value-type="float" office:value="17969" calcext:value-type="float">
            <text:p>17,969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7724" calcext:value-type="float">
            <text:p>7,724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0854" calcext:value-type="float">
            <text:p>30,854</text:p>
          </table:table-cell>
          <table:table-cell table:style-name="ce1" office:value-type="float" office:value="18620" calcext:value-type="float">
            <text:p>18,620</text:p>
          </table:table-cell>
          <table:table-cell table:style-name="ce1" office:value-type="float" office:value="2064" calcext:value-type="float">
            <text:p>2,064</text:p>
          </table:table-cell>
          <table:table-cell table:style-name="ce1" office:value-type="float" office:value="13405" calcext:value-type="float">
            <text:p>13,40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79" calcext:value-type="float">
            <text:p>1,379</text:p>
          </table:table-cell>
          <table:table-cell table:style-name="ce1" office:value-type="float" office:value="1689" calcext:value-type="float">
            <text:p>1,689</text:p>
          </table:table-cell>
          <table:table-cell table:number-columns-repeated="3"/>
          <table:table-cell table:style-name="ce1" table:formula="of:=[.H8]-[.D8]" office:value-type="float" office:value="13041" calcext:value-type="float">
            <text:p>13,041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5849" calcext:value-type="float">
            <text:p>95,849</text:p>
          </table:table-cell>
          <table:table-cell table:style-name="ce1" office:value-type="float" office:value="50329" calcext:value-type="float">
            <text:p>50,329</text:p>
          </table:table-cell>
          <table:table-cell table:style-name="ce1" office:value-type="float" office:value="5904" calcext:value-type="float">
            <text:p>5,904</text:p>
          </table:table-cell>
          <table:table-cell table:style-name="ce1" office:value-type="float" office:value="28262" calcext:value-type="float">
            <text:p>28,26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28254" calcext:value-type="float">
            <text:p>28,254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36" calcext:value-type="float">
            <text:p>11,036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190" calcext:value-type="float">
            <text:p>8,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8190" calcext:value-type="float">
            <text:p>8,190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float" office:value="6207" calcext:value-type="float">
            <text:p>6,207</text:p>
          </table:table-cell>
          <table:table-cell table:style-name="ce1" office:value-type="float" office:value="8644636" calcext:value-type="float">
            <text:p>8,644,636</text:p>
          </table:table-cell>
          <table:table-cell table:style-name="ce1" office:value-type="float" office:value="8559385" calcext:value-type="float">
            <text:p>8,559,385</text:p>
          </table:table-cell>
          <table:table-cell table:style-name="ce1" office:value-type="float" office:value="1170661" calcext:value-type="float">
            <text:p>1,170,661</text:p>
          </table:table-cell>
          <table:table-cell table:style-name="ce1" office:value-type="float" office:value="1271744" calcext:value-type="float">
            <text:p>1,271,744</text:p>
          </table:table-cell>
          <table:table-cell table:style-name="ce1" office:value-type="float" office:value="15637" calcext:value-type="float">
            <text:p>15,637</text:p>
          </table:table-cell>
          <table:table-cell table:style-name="ce1" office:value-type="float" office:value="12994" calcext:value-type="float">
            <text:p>12,994</text:p>
          </table:table-cell>
          <table:table-cell table:style-name="ce1" office:value-type="float" office:value="28631" calcext:value-type="float">
            <text:p>28,631</text:p>
          </table:table-cell>
          <table:table-cell table:number-columns-repeated="3"/>
          <table:table-cell table:style-name="ce1" table:formula="of:=[.H11]-[.D11]" office:value-type="float" office:value="1265537" calcext:value-type="float">
            <text:p>1,265,537</text:p>
          </table:table-cell>
          <table:table-cell table:number-columns-repeated="1009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1" table:formula="of:=[$'1000'.C12]" office:value-type="float" office:value="244" calcext:value-type="float">
            <text:p>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317" calcext:value-type="float">
            <text:p>85,317</text:p>
          </table:table-cell>
          <table:table-cell table:style-name="ce1" office:value-type="float" office:value="43647" calcext:value-type="float">
            <text:p>43,647</text:p>
          </table:table-cell>
          <table:table-cell table:style-name="ce1" office:value-type="float" office:value="24508" calcext:value-type="float">
            <text:p>24,508</text:p>
          </table:table-cell>
          <table:table-cell table:style-name="ce1" office:value-type="float" office:value="11443" calcext:value-type="float">
            <text:p>11,443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563" calcext:value-type="float">
            <text:p>1,563</text:p>
          </table:table-cell>
          <table:table-cell table:number-columns-repeated="3"/>
          <table:table-cell table:style-name="ce1" table:formula="of:=[.H12]-[.D12]" office:value-type="float" office:value="11440" calcext:value-type="float">
            <text:p>11,440</text:p>
          </table:table-cell>
          <table:table-cell table:number-columns-repeated="1009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1" table:formula="of:=[$'1000'.C13]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547" calcext:value-type="float">
            <text:p>36,547</text:p>
          </table:table-cell>
          <table:table-cell table:style-name="ce1" office:value-type="float" office:value="3786" calcext:value-type="float">
            <text:p>3,786</text:p>
          </table:table-cell>
          <table:table-cell table:style-name="ce1" office:value-type="float" office:value="11429" calcext:value-type="float">
            <text:p>11,429</text:p>
          </table:table-cell>
          <table:table-cell table:style-name="ce1" office:value-type="float" office:value="1123" calcext:value-type="float">
            <text:p>1,123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044" calcext:value-type="float">
            <text:p>1,044</text:p>
          </table:table-cell>
          <table:table-cell table:number-columns-repeated="3"/>
          <table:table-cell table:style-name="ce1" table:formula="of:=[.H13]-[.D13]" office:value-type="float" office:value="1122" calcext:value-type="float">
            <text:p>1,122</text:p>
          </table:table-cell>
          <table:table-cell table:number-columns-repeated="1009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1" table:formula="of:=[$'1000'.C14]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10" calcext:value-type="float">
            <text:p>64,110</text:p>
          </table:table-cell>
          <table:table-cell table:style-name="ce1" office:value-type="float" office:value="12424" calcext:value-type="float">
            <text:p>12,424</text:p>
          </table:table-cell>
          <table:table-cell table:style-name="ce1" office:value-type="float" office:value="11373" calcext:value-type="float">
            <text:p>11,373</text:p>
          </table:table-cell>
          <table:table-cell table:style-name="ce1" office:value-type="float" office:value="9262" calcext:value-type="float">
            <text:p>9,26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3"/>
          <table:table-cell table:style-name="ce1" table:formula="of:=[.H14]-[.D14]" office:value-type="float" office:value="9262" calcext:value-type="float">
            <text:p>9,262</text:p>
          </table:table-cell>
          <table:table-cell table:number-columns-repeated="1009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1" table:formula="of:=[$'1000'.C15]" office:value-type="float" office:value="13" calcext:value-type="float">
            <text:p>1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80119" calcext:value-type="float">
            <text:p>80,119</text:p>
          </table:table-cell>
          <table:table-cell table:style-name="ce1" office:value-type="float" office:value="52085" calcext:value-type="float">
            <text:p>52,085</text:p>
          </table:table-cell>
          <table:table-cell table:style-name="ce1" office:value-type="float" office:value="7865" calcext:value-type="float">
            <text:p>7,865</text:p>
          </table:table-cell>
          <table:table-cell table:style-name="ce1" office:value-type="float" office:value="3887" calcext:value-type="float">
            <text:p>3,88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3"/>
          <table:table-cell table:style-name="ce1" table:formula="of:=[.H15]-[.D15]" office:value-type="float" office:value="3745" calcext:value-type="float">
            <text:p>3,745</text:p>
          </table:table-cell>
          <table:table-cell table:number-columns-repeated="100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1" table:formula="of:=[$'1000'.C16]" office:value-type="float" office:value="2909" calcext:value-type="float">
            <text:p>2,909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5241550" calcext:value-type="float">
            <text:p>15,241,550</text:p>
          </table:table-cell>
          <table:table-cell table:style-name="ce1" office:value-type="float" office:value="15204180" calcext:value-type="float">
            <text:p>15,204,180</text:p>
          </table:table-cell>
          <table:table-cell table:style-name="ce1" office:value-type="float" office:value="54113" calcext:value-type="float">
            <text:p>54,113</text:p>
          </table:table-cell>
          <table:table-cell table:style-name="ce1" office:value-type="float" office:value="235396" calcext:value-type="float">
            <text:p>235,396</text:p>
          </table:table-cell>
          <table:table-cell table:style-name="ce1" office:value-type="float" office:value="12066" calcext:value-type="float">
            <text:p>12,066</text:p>
          </table:table-cell>
          <table:table-cell table:style-name="ce1" office:value-type="float" office:value="11922" calcext:value-type="float">
            <text:p>11,922</text:p>
          </table:table-cell>
          <table:table-cell table:style-name="ce1" office:value-type="float" office:value="23988" calcext:value-type="float">
            <text:p>23,988</text:p>
          </table:table-cell>
          <table:table-cell table:number-columns-repeated="3"/>
          <table:table-cell table:style-name="ce1" table:formula="of:=[.H16]-[.D16]" office:value-type="float" office:value="234566" calcext:value-type="float">
            <text:p>234,566</text:p>
          </table:table-cell>
          <table:table-cell table:number-columns-repeated="1009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1" table:formula="of:=[$'1000'.C17]" office:value-type="float" office:value="203" calcext:value-type="float">
            <text:p>20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9193" calcext:value-type="float">
            <text:p>19,193</text:p>
          </table:table-cell>
          <table:table-cell table:style-name="ce1" office:value-type="float" office:value="2937" calcext:value-type="float">
            <text:p>2,937</text:p>
          </table:table-cell>
          <table:table-cell table:style-name="ce1" office:value-type="float" office:value="2003" calcext:value-type="float">
            <text:p>2,003</text:p>
          </table:table-cell>
          <table:table-cell table:style-name="ce1" office:value-type="float" office:value="1956" calcext:value-type="float">
            <text:p>1,95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060" calcext:value-type="float">
            <text:p>1,060</text:p>
          </table:table-cell>
          <table:table-cell table:number-columns-repeated="3"/>
          <table:table-cell table:style-name="ce1" table:formula="of:=[.H17]-[.D17]" office:value-type="float" office:value="1795" calcext:value-type="float">
            <text:p>1,795</text:p>
          </table:table-cell>
          <table:table-cell table:number-columns-repeated="1009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1" table:formula="of:=[$'1000'.C18]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94" calcext:value-type="float">
            <text:p>30,994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8372" calcext:value-type="float">
            <text:p>8,37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table:formula="of:=[.H18]-[.D18]" office:value-type="float" office:value="8372" calcext:value-type="float">
            <text:p>8,372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0" table:style-name="ta4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73659" calcext:value-type="float">
            <text:p>73,659</text:p>
          </table:table-cell>
          <table:table-cell table:style-name="ce1" office:value-type="float" office:value="127243" calcext:value-type="float">
            <text:p>127,243</text:p>
          </table:table-cell>
          <table:table-cell table:style-name="ce1" office:value-type="float" office:value="8933" calcext:value-type="float">
            <text:p>8,933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73659" calcext:value-type="float">
            <text:p>73,659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1264" calcext:value-type="float">
            <text:p>1,264</text:p>
          </table:table-cell>
          <table:table-cell table:style-name="ce1" office:value-type="float" office:value="198135" calcext:value-type="float">
            <text:p>198,135</text:p>
          </table:table-cell>
          <table:table-cell table:style-name="ce1" office:value-type="float" office:value="94466" calcext:value-type="float">
            <text:p>94,466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1264" calcext:value-type="float">
            <text:p>1,264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120447" calcext:value-type="float">
            <text:p>120,447</text:p>
          </table:table-cell>
          <table:table-cell table:style-name="ce1" office:value-type="float" office:value="5564" calcext:value-type="float">
            <text:p>5,5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15210" calcext:value-type="float">
            <text:p>115,210</text:p>
          </table:table-cell>
          <table:table-cell table:style-name="ce1" office:value-type="float" office:value="12405" calcext:value-type="float">
            <text:p>12,40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1426" calcext:value-type="float">
            <text:p>1,426</text:p>
          </table:table-cell>
          <table:table-cell table:style-name="ce1" office:value-type="float" office:value="82150101" calcext:value-type="float">
            <text:p>82,150,101</text:p>
          </table:table-cell>
          <table:table-cell table:style-name="ce1" office:value-type="float" office:value="81901108" calcext:value-type="float">
            <text:p>81,901,108</text:p>
          </table:table-cell>
          <table:table-cell table:style-name="ce1" office:value-type="float" office:value="9097" calcext:value-type="float">
            <text:p>9,097</text:p>
          </table:table-cell>
          <table:table-cell table:style-name="ce1" office:value-type="float" office:value="1655613" calcext:value-type="float">
            <text:p>1,655,613</text:p>
          </table:table-cell>
          <table:table-cell table:number-columns-repeated="2" table:style-name="ce1" office:value-type="float" office:value="3001" calcext:value-type="float">
            <text:p>3,001</text:p>
          </table:table-cell>
          <table:table-cell table:style-name="ce1" office:value-type="float" office:value="6002" calcext:value-type="float">
            <text:p>6,002</text:p>
          </table:table-cell>
          <table:table-cell table:number-columns-repeated="3"/>
          <table:table-cell table:style-name="ce1" table:formula="of:=[.H6]-[.D6]" office:value-type="float" office:value="1654187" calcext:value-type="float">
            <text:p>1,654,187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96653" calcext:value-type="float">
            <text:p>96,653</text:p>
          </table:table-cell>
          <table:table-cell table:style-name="ce1" office:value-type="float" office:value="289991" calcext:value-type="float">
            <text:p>289,991</text:p>
          </table:table-cell>
          <table:table-cell table:style-name="ce1" office:value-type="float" office:value="77104" calcext:value-type="float">
            <text:p>77,104</text:p>
          </table:table-cell>
          <table:table-cell table:style-name="ce1" office:value-type="float" office:value="4369" calcext:value-type="float">
            <text:p>4,369</text:p>
          </table:table-cell>
          <table:table-cell table:style-name="ce1" office:value-type="float" office:value="250806" calcext:value-type="float">
            <text:p>250,806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154153" calcext:value-type="float">
            <text:p>154,153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378" calcext:value-type="float">
            <text:p>3,378</text:p>
          </table:table-cell>
          <table:table-cell table:style-name="ce1" office:value-type="float" office:value="278753" calcext:value-type="float">
            <text:p>278,753</text:p>
          </table:table-cell>
          <table:table-cell table:style-name="ce1" office:value-type="float" office:value="155731" calcext:value-type="float">
            <text:p>155,731</text:p>
          </table:table-cell>
          <table:table-cell table:style-name="ce1" office:value-type="float" office:value="2068" calcext:value-type="float">
            <text:p>2,068</text:p>
          </table:table-cell>
          <table:table-cell table:style-name="ce1" office:value-type="float" office:value="31472" calcext:value-type="float">
            <text:p>31,4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83" calcext:value-type="float">
            <text:p>1,383</text:p>
          </table:table-cell>
          <table:table-cell table:style-name="ce1" office:value-type="float" office:value="1693" calcext:value-type="float">
            <text:p>1,693</text:p>
          </table:table-cell>
          <table:table-cell table:number-columns-repeated="3"/>
          <table:table-cell table:style-name="ce1" table:formula="of:=[.H8]-[.D8]" office:value-type="float" office:value="28094" calcext:value-type="float">
            <text:p>28,094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896981" calcext:value-type="float">
            <text:p>6,896,981</text:p>
          </table:table-cell>
          <table:table-cell table:style-name="ce1" office:value-type="float" office:value="6411892" calcext:value-type="float">
            <text:p>6,411,892</text:p>
          </table:table-cell>
          <table:table-cell table:style-name="ce1" office:value-type="float" office:value="6016" calcext:value-type="float">
            <text:p>6,016</text:p>
          </table:table-cell>
          <table:table-cell table:style-name="ce1" office:value-type="float" office:value="52045" calcext:value-type="float">
            <text:p>52,045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51919" calcext:value-type="float">
            <text:p>51,919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294" calcext:value-type="float">
            <text:p>117,294</text:p>
          </table:table-cell>
          <table:table-cell table:style-name="ce1" office:value-type="float" office:value="6742" calcext:value-type="float">
            <text:p>6,742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937" calcext:value-type="float">
            <text:p>8,9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8936" calcext:value-type="float">
            <text:p>8,936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INF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5639" calcext:value-type="float">
            <text:p>15,639</text:p>
          </table:table-cell>
          <table:table-cell table:style-name="ce1" office:value-type="float" office:value="12996" calcext:value-type="float">
            <text:p>12,996</text:p>
          </table:table-cell>
          <table:table-cell table:style-name="ce1" office:value-type="float" office:value="28635" calcext:value-type="float">
            <text:p>28,635</text:p>
          </table:table-cell>
          <table:table-cell table:number-columns-repeated="3"/>
          <table:table-cell table:style-name="ce1" table:formula="of:=[.H11]-[.D1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 table:number-rows-repeated="7">
          <table:table-cell table:number-columns-repeated="14"/>
          <table:table-cell table:style-name="ce1"/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elopment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" calcext:value-type="float">
            <text:p>10,000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01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table:style-name="ce1" table:formula="of:=[$'1000'.F6]" office:value-type="float" office:value="6622" calcext:value-type="float">
            <text:p>6,622</text:p>
          </table:table-cell>
          <table:table-cell table:style-name="ce1" table:formula="of:=[$'10000'.F6]" office:value-type="float" office:value="170659" calcext:value-type="float">
            <text:p>170,659</text:p>
          </table:table-cell>
          <table:table-cell table:style-name="ce1" table:formula="of:=[$'100000'.F6]" office:value-type="float" office:value="4391053" calcext:value-type="float">
            <text:p>4,391,053</text:p>
          </table:table-cell>
          <table:table-cell table:style-name="ce1" table:formula="of:=[$'1000000'.F6]" office:value-type="float" office:value="81901108" calcext:value-type="float">
            <text:p>81,901,108</text:p>
          </table:table-cell>
          <table:table-cell table:number-columns-repeated="101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table:style-name="ce1" table:formula="of:=[$'1000'.F11]" office:value-type="float" office:value="25691" calcext:value-type="float">
            <text:p>25,691</text:p>
          </table:table-cell>
          <table:table-cell table:style-name="ce1" table:formula="of:=[$'10000'.F11]" office:value-type="float" office:value="560876" calcext:value-type="float">
            <text:p>560,876</text:p>
          </table:table-cell>
          <table:table-cell table:style-name="ce1" table:formula="of:=[$'100000'.F11]" office:value-type="float" office:value="8559385" calcext:value-type="float">
            <text:p>8,559,385</text:p>
          </table:table-cell>
          <table:table-cell table:style-name="ce1" table:formula="of:=[$'1000000'.F11]" office:value-type="string" office:string-value="INF" calcext:value-type="string">
            <text:p>INF</text:p>
          </table:table-cell>
          <table:table-cell table:number-columns-repeated="101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table:style-name="ce1" table:formula="of:=[$'1000'.F16]" office:value-type="float" office:value="11767" calcext:value-type="float">
            <text:p>11,767</text:p>
          </table:table-cell>
          <table:table-cell table:style-name="ce1" table:formula="of:=[$'10000'.F16]" office:value-type="float" office:value="560811" calcext:value-type="float">
            <text:p>560,811</text:p>
          </table:table-cell>
          <table:table-cell table:style-name="ce1" table:formula="of:=[$'100000'.F16]" office:value-type="float" office:value="15204180" calcext:value-type="float">
            <text:p>15,204,180</text:p>
          </table:table-cell>
          <table:table-cell table:style-name="ce1" table:formula="of:=[$'1000000'.F1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$'1000'.A2]" office:value-type="string" office:string-value="Scope" calcext:value-type="string">
            <text:p>Scope</text:p>
          </table:table-cell>
          <table:table-cell table:style-name="ce1" table:formula="of:=[$'1000'.F2]" office:value-type="float" office:value="44" calcext:value-type="float">
            <text:p>44</text:p>
          </table:table-cell>
          <table:table-cell table:style-name="ce1" table:formula="of:=[$'10000'.F2]" office:value-type="float" office:value="77" calcext:value-type="float">
            <text:p>77</text:p>
          </table:table-cell>
          <table:table-cell table:style-name="ce1" table:formula="of:=[$'100000'.F2]" office:value-type="float" office:value="671" calcext:value-type="float">
            <text:p>671</text:p>
          </table:table-cell>
          <table:table-cell table:style-name="ce1" table:formula="of:=[$'100000'.F2]" office:value-type="float" office:value="671" calcext:value-type="float">
            <text:p>671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time" table:style-name="ta6">
        <office:forms form:automatic-focus="false" form:apply-design-mode="false"/>
        <table:shapes>
          <draw:frame draw:z-index="0" draw:style-name="gr1" draw:text-style-name="P1" svg:width="159.99mm" svg:height="89.99mm" svg:x="0.01mm" svg:y="0.01mm">
            <loext:p draw:notify-on-update-of-ranges="'1000'.A2:'1000'.A18 '1000'.F1:'1000'.F1 '1000'.F2:'1000'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29mm" svg:y="0mm">
            <loext:p draw:notify-on-update-of-ranges="'10000'.A2:'10000'.A18 '10000'.F1:'10000'.F1 '10000'.F2:'10000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1.23mm" svg:y="0.01mm">
            <loext:p draw:notify-on-update-of-ranges="'100000'.A2:'100000'.A18 '100000'.F1:'100000'.F1 '100000'.F2:'100000'.F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mm" svg:y="96.16mm">
            <loext:p draw:notify-on-update-of-ranges="Development.B1:Development.E1 Development.A2:Development.A2 Development.B2:Development.E2 Development.A3:Development.A3 Development.B3:Development.E3 Development.A4:Development.A4 Development.B4:Development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84mm" svg:x="325.99mm" svg:y="96.41mm">
            <loext:p draw:notify-on-update-of-ranges="'1000'.A2:'1000'.A18 '1000'.C1:'1000'.C1 '1000'.C2:'1000'.C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163mm" svg:y="96.95mm">
            <loext:p draw:notify-on-update-of-ranges="'1000'.A2:'1000'.A18 '1000'.I1:'1000'.I1 '1000'.I2:'1000'.I18 '1000'.J1:'1000'.J1 '1000'.J2:'1000'.J1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Derivations" table:style-name="ta6">
        <office:forms form:automatic-focus="false" form:apply-design-mode="false"/>
        <table:shapes>
          <draw:frame draw:z-index="0" draw:style-name="gr1" draw:text-style-name="P1" svg:width="159.99mm" svg:height="89.99mm" svg:x="0mm" svg:y="0mm">
            <loext:p draw:notify-on-update-of-ranges="'1000'.A2:'1000'.A18 '1000'.H1:'1000'.H1 '1000'.H2:'1000'.H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327.65mm" svg:y="0.01mm">
            <loext:p draw:notify-on-update-of-ranges="'100000'.A2:'100000'.A18 '100000'.H1:'100000'.H1 '100000'.H2:'100000'.H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64.66mm" svg:y="0mm">
            <loext:p draw:notify-on-update-of-ranges="'10000'.A2:'10000'.A18 '10000'.H1:'10000'.H1 '10000'.H2:'10000'.H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90.84mm" svg:x="321.03mm" svg:y="189.65mm">
            <loext:p draw:notify-on-update-of-ranges="'1000'.A2:'1000'.A18 '1000'.C1:'1000'.C1 '1000'.C2:'1000'.C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58.04mm" svg:y="190.19mm">
            <loext:p draw:notify-on-update-of-ranges="'1000'.A2:'1000'.A18 '1000'.I1:'1000'.I1 '1000'.I2:'1000'.I18 '1000'.J1:'1000'.J1 '1000'.J2:'1000'.J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9mm" svg:height="89.99mm" svg:x="0.01mm" svg:y="90.32mm">
            <loext:p draw:notify-on-update-of-ranges="'1000'.A6:'1000'.A18 '1000'.O6:'1000'.O1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6" draw:style-name="gr1" draw:text-style-name="P1" svg:width="159.99mm" svg:height="89.99mm" svg:x="163.28mm" svg:y="92.97mm">
            <loext:p draw:notify-on-update-of-ranges="'10000'.A6:'10000'.A18 '10000'.O6:'10000'.O1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7" draw:style-name="gr1" draw:text-style-name="P1" svg:width="159.99mm" svg:height="89.99mm" svg:x="330.97mm" svg:y="96.43mm">
            <loext:p draw:notify-on-update-of-ranges="'100000'.A6:'100000'.A18 '100000'.O6:'100000'.O18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Violations" table:style-name="ta6">
        <office:forms form:automatic-focus="false" form:apply-design-mode="false"/>
        <table:shapes>
          <draw:frame draw:z-index="0" draw:style-name="gr1" draw:text-style-name="P1" svg:width="159.99mm" svg:height="89.99mm" svg:x="0.01mm" svg:y="0.01mm">
            <loext:p draw:notify-on-update-of-ranges="'1000'.A2:'1000'.A18 '1000'.D1:'1000'.D1 '1000'.D2:'1000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166.31mm" svg:y="0mm">
            <loext:p draw:notify-on-update-of-ranges="'10000'.A2:'10000'.A18 '10000'.D1:'10000'.D1 '10000'.D2:'10000'.D1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31.78mm" svg:y="0.01mm">
            <loext:p draw:notify-on-update-of-ranges="'100000'.A2:'100000'.A18 '100000'.D1:'100000'.D1 '100000'.D2:'100000'.D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9.99mm" svg:height="90.84mm" svg:x="329.56mm" svg:y="94.29mm">
            <loext:p draw:notify-on-update-of-ranges="'1000'.A2:'1000'.A18 '1000'.C1:'1000'.C1 '1000'.C2:'1000'.C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9.99mm" svg:height="89.99mm" svg:x="166.57mm" svg:y="94.83mm">
            <loext:p draw:notify-on-update-of-ranges="'1000'.A2:'1000'.A18 '1000'.I1:'1000'.I1 '1000'.I2:'1000'.I18 '1000'.J1:'1000'.J1 '1000'.J2:'1000'.J18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izes" table:style-name="ta6">
        <office:forms form:automatic-focus="false" form:apply-design-mode="false"/>
        <table:shapes>
          <draw:frame draw:z-index="0" draw:style-name="gr1" draw:text-style-name="P1" svg:width="159.99mm" svg:height="89.99mm" svg:x="123.7mm" svg:y="95.3mm">
            <loext:p draw:notify-on-update-of-ranges="Sizes.F2:Sizes.F18 Sizes.M2:Sizes.M18 Sizes.N2:Sizes.N18 Sizes.O2:Sizes.O1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3" table:default-cell-style-name="ce1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7" table:default-cell-style-name="ce1"/>
        <table:table-row table:style-name="ro1">
          <table:table-cell office:value-type="string" calcext:value-type="string">
            <text:p>Dataset</text:p>
          </table:table-cell>
          <table:table-cell office:value-type="float" office:value="1000" calcext:value-type="float">
            <text:p>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00000" calcext:value-type="float">
            <text:p>100,000</text:p>
          </table:table-cell>
          <table:table-cell/>
          <table:table-cell office:value-type="string" calcext:value-type="string">
            <text:p>Constraint</text:p>
          </table:table-cell>
          <table:table-cell office:value-type="string" calcext:value-type="string">
            <text:p>1,000 base</text:p>
          </table:table-cell>
          <table:table-cell office:value-type="string" calcext:value-type="string">
            <text:p>1,000 inequality</text:p>
          </table:table-cell>
          <table:table-cell office:value-type="string" calcext:value-type="string">
            <text:p>1,000 require</text:p>
          </table:table-cell>
          <table:table-cell office:value-type="string" calcext:value-type="string">
            <text:p>10,000 base</text:p>
          </table:table-cell>
          <table:table-cell office:value-type="string" calcext:value-type="string">
            <text:p>10,000 inequality</text:p>
          </table:table-cell>
          <table:table-cell office:value-type="string" calcext:value-type="string">
            <text:p>10,000 require</text:p>
          </table:table-cell>
          <table:table-cell office:value-type="string" calcext:value-type="string">
            <text:p>100,000 base</text:p>
          </table:table-cell>
          <table:table-cell office:value-type="string" calcext:value-type="string">
            <text:p>100,000 inequality</text:p>
          </table:table-cell>
          <table:table-cell office:value-type="string" calcext:value-type="string">
            <text:p>100,000 require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10036" calcext:value-type="float">
            <text:p>10,036</text:p>
          </table:table-cell>
          <table:table-cell office:value-type="float" office:value="103080" calcext:value-type="float">
            <text:p>103,080</text:p>
          </table:table-cell>
          <table:table-cell office:value-type="float" office:value="1025762" calcext:value-type="float">
            <text:p>1,025,762</text:p>
          </table:table-cell>
          <table:table-cell/>
          <table:table-cell table:style-name="ce1" office:value-type="string" calcext:value-type="string">
            <text:p>Scope</text:p>
          </table:table-cell>
          <table:table-cell table:formula="of:=SUM([.B2:.B4])" office:value-type="float" office:value="35767" calcext:value-type="float">
            <text:p>35,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lifier</text:p>
          </table:table-cell>
          <table:table-cell office:value-type="float" office:value="1888" calcext:value-type="float">
            <text:p>1,888</text:p>
          </table:table-cell>
          <table:table-cell office:value-type="float" office:value="19863" calcext:value-type="float">
            <text:p>19,863</text:p>
          </table:table-cell>
          <table:table-cell office:value-type="float" office:value="201080" calcext:value-type="float">
            <text:p>201,080</text:p>
          </table:table-cell>
          <table:table-cell/>
          <table:table-cell table:style-name="ce1" office:value-type="string" calcext:value-type="string">
            <text:p>Conflicts with</text:p>
          </table:table-cell>
          <table:table-cell table:formula="of:=[.B2]" office:value-type="float" office:value="10036" calcext:value-type="float">
            <text:p>10,0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" office:value-type="float" office:value="103080" calcext:value-type="float">
            <text:p>103,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" office:value-type="float" office:value="1025762" calcext:value-type="float">
            <text:p>1,025,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23843" calcext:value-type="float">
            <text:p>23,843</text:p>
          </table:table-cell>
          <table:table-cell office:value-type="float" office:value="238275" calcext:value-type="float">
            <text:p>238,275</text:p>
          </table:table-cell>
          <table:table-cell office:value-type="float" office:value="2408093" calcext:value-type="float">
            <text:p>2,408,093</text:p>
          </table:table-cell>
          <table:table-cell/>
          <table:table-cell table:style-name="ce1" office:value-type="string" calcext:value-type="string">
            <text:p>Allowed entity type</text:p>
          </table:table-cell>
          <table:table-cell table:formula="of:=SUM([.B2];[.B5:.B6])" office:value-type="float" office:value="11037" calcext:value-type="float">
            <text:p>11,0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];[.C5:.C6])" office:value-type="float" office:value="113080" calcext:value-type="float">
            <text:p>113,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];[.D5:.D6])" office:value-type="float" office:value="1125762" calcext:value-type="float">
            <text:p>1,125,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float" office:value="1000" calcext:value-type="float">
            <text:p>1,000</text:p>
          </table:table-cell>
          <table:table-cell office:value-type="float" office:value="9998" calcext:value-type="float">
            <text:p>9,998</text:p>
          </table:table-cell>
          <table:table-cell office:value-type="float" office:value="99994" calcext:value-type="float">
            <text:p>99,994</text:p>
          </table:table-cell>
          <table:table-cell/>
          <table:table-cell office:value-type="string" calcext:value-type="string">
            <text:p>None of</text:p>
          </table:table-cell>
          <table:table-cell table:formula="of:=SUM([.B2:.B4])" office:value-type="float" office:value="35767" calcext:value-type="float">
            <text:p>35,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stinct values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10]" office:value-type="float" office:value="70252" calcext:value-type="float">
            <text:p>70,252</text:p>
          </table:table-cell>
          <table:table-cell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10]" office:value-type="float" office:value="721491" calcext:value-type="float">
            <text:p>721,491</text:p>
          </table:table-cell>
          <table:table-cell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10]" office:value-type="float" office:value="7180282" calcext:value-type="float">
            <text:p>7,180,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75" calcext:value-type="float">
            <text:p>75</text:p>
          </table:table-cell>
          <table:table-cell office:value-type="float" office:value="1665" calcext:value-type="float">
            <text:p>1,665</text:p>
          </table:table-cell>
          <table:table-cell office:value-type="float" office:value="17230" calcext:value-type="float">
            <text:p>17,230</text:p>
          </table:table-cell>
          <table:table-cell/>
          <table:table-cell office:value-type="string" calcext:value-type="string">
            <text:p>Allowed units</text:p>
          </table:table-cell>
          <table:table-cell table:formula="of:=SUM([.B2:.B4];[.B7])" office:value-type="float" office:value="35842" calcext:value-type="float">
            <text:p>35,842</text:p>
          </table:table-cell>
          <table:table-cell table:formula="of:=[.B11]" office:value-type="float" office:value="2051" calcext:value-type="float">
            <text:p>2,051</text:p>
          </table:table-cell>
          <table:table-cell office:value-type="float" office:value="0" calcext:value-type="float">
            <text:p>0</text:p>
          </table:table-cell>
          <table:table-cell table:formula="of:=SUM([.C2:.C4];[.C7])" office:value-type="float" office:value="362883" calcext:value-type="float">
            <text:p>362,883</text:p>
          </table:table-cell>
          <table:table-cell table:formula="of:=[.C11]" office:value-type="float" office:value="7296" calcext:value-type="float">
            <text:p>7,296</text:p>
          </table:table-cell>
          <table:table-cell office:value-type="float" office:value="0" calcext:value-type="float">
            <text:p>0</text:p>
          </table:table-cell>
          <table:table-cell table:formula="of:=SUM([.D2:.D4];[.D7])" office:value-type="float" office:value="3652165" calcext:value-type="float">
            <text:p>3,652,165</text:p>
          </table:table-cell>
          <table:table-cell table:formula="of:=[.D11]" office:value-type="float" office:value="51251" calcext:value-type="float">
            <text:p>51,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10036" calcext:value-type="float">
            <text:p>10,036</text:p>
          </table:table-cell>
          <table:table-cell office:value-type="float" office:value="103080" calcext:value-type="float">
            <text:p>103,080</text:p>
          </table:table-cell>
          <table:table-cell office:value-type="float" office:value="1025762" calcext:value-type="float">
            <text:p>1,025,762</text:p>
          </table:table-cell>
          <table:table-cell/>
          <table:table-cell office:value-type="string" calcext:value-type="string">
            <text:p>Allowed qualifiers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12]" office:value-type="float" office:value="13264" calcext:value-type="float">
            <text:p>13,264</text:p>
          </table:table-cell>
          <table:table-cell office:value-type="float" office:value="0" calcext:value-type="float">
            <text:p>0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12]" office:value-type="float" office:value="121035" calcext:value-type="float">
            <text:p>121,035</text:p>
          </table:table-cell>
          <table:table-cell office:value-type="float" office:value="0" calcext:value-type="float">
            <text:p>0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12]" office:value-type="float" office:value="1207464" calcext:value-type="float">
            <text:p>1,207,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One-of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13]" office:value-type="float" office:value="201235" calcext:value-type="float">
            <text:p>201,235</text:p>
          </table:table-cell>
          <table:table-cell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13]" office:value-type="float" office:value="1968354" calcext:value-type="float">
            <text:p>1,968,354</text:p>
          </table:table-cell>
          <table:table-cell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13]" office:value-type="float" office:value="19736460" calcext:value-type="float">
            <text:p>19,736,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float" office:value="70252" calcext:value-type="float">
            <text:p>70,252</text:p>
          </table:table-cell>
          <table:table-cell office:value-type="float" office:value="721491" calcext:value-type="float">
            <text:p>721,491</text:p>
          </table:table-cell>
          <table:table-cell office:value-type="float" office:value="7180282" calcext:value-type="float">
            <text:p>7,180,282</text:p>
          </table:table-cell>
          <table:table-cell/>
          <table:table-cell office:value-type="string" calcext:value-type="string">
            <text:p>One-of qualifier value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14]" office:value-type="float" office:value="3531" calcext:value-type="float">
            <text:p>3,531</text:p>
          </table:table-cell>
          <table:table-cell office:value-type="float" office:value="0" calcext:value-type="float">
            <text:p>0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14]" office:value-type="float" office:value="43088" calcext:value-type="float">
            <text:p>43,088</text:p>
          </table:table-cell>
          <table:table-cell office:value-type="float" office:value="0" calcext:value-type="float">
            <text:p>0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14]" office:value-type="float" office:value="433945" calcext:value-type="float">
            <text:p>433,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float" office:value="2051" calcext:value-type="float">
            <text:p>2,051</text:p>
          </table:table-cell>
          <table:table-cell office:value-type="float" office:value="7296" calcext:value-type="float">
            <text:p>7,296</text:p>
          </table:table-cell>
          <table:table-cell office:value-type="float" office:value="51251" calcext:value-type="float">
            <text:p>51,251</text:p>
          </table:table-cell>
          <table:table-cell/>
          <table:table-cell office:value-type="string" calcext:value-type="string">
            <text:p>Item requires statement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5]" office:value-type="float" office:value="112668" calcext:value-type="float">
            <text:p>112,668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5]" office:value-type="float" office:value="1097884" calcext:value-type="float">
            <text:p>1,097,884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5]" office:value-type="float" office:value="10854590" calcext:value-type="float">
            <text:p>10,854,590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float" office:value="13264" calcext:value-type="float">
            <text:p>13,264</text:p>
          </table:table-cell>
          <table:table-cell office:value-type="float" office:value="121035" calcext:value-type="float">
            <text:p>121,035</text:p>
          </table:table-cell>
          <table:table-cell office:value-type="float" office:value="1207464" calcext:value-type="float">
            <text:p>1,207,464</text:p>
          </table:table-cell>
          <table:table-cell/>
          <table:table-cell office:value-type="string" calcext:value-type="string">
            <text:p>Value requires statement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6]" office:value-type="float" office:value="106685" calcext:value-type="float">
            <text:p>106,685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6]" office:value-type="float" office:value="1091901" calcext:value-type="float">
            <text:p>1,091,901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6]" office:value-type="float" office:value="10848607" calcext:value-type="float">
            <text:p>10,848,607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float" office:value="201235" calcext:value-type="float">
            <text:p>201,235</text:p>
          </table:table-cell>
          <table:table-cell office:value-type="float" office:value="1968354" calcext:value-type="float">
            <text:p>1,968,354</text:p>
          </table:table-cell>
          <table:table-cell office:value-type="float" office:value="19736460" calcext:value-type="float">
            <text:p>19,736,460</text:p>
          </table:table-cell>
          <table:table-cell/>
          <table:table-cell office:value-type="string" calcext:value-type="string">
            <text:p>Inverse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7]" office:value-type="float" office:value="119560" calcext:value-type="float">
            <text:p>119,560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7]" office:value-type="float" office:value="1222039" calcext:value-type="float">
            <text:p>1,222,039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7]" office:value-type="float" office:value="12156381" calcext:value-type="float">
            <text:p>12,156,381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float" office:value="3531" calcext:value-type="float">
            <text:p>3,531</text:p>
          </table:table-cell>
          <table:table-cell office:value-type="float" office:value="43088" calcext:value-type="float">
            <text:p>43,088</text:p>
          </table:table-cell>
          <table:table-cell office:value-type="float" office:value="433945" calcext:value-type="float">
            <text:p>433,945</text:p>
          </table:table-cell>
          <table:table-cell/>
          <table:table-cell office:value-type="string" calcext:value-type="string">
            <text:p>Symmetric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8]" office:value-type="float" office:value="165933" calcext:value-type="float">
            <text:p>165,933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8]" office:value-type="float" office:value="1709413" calcext:value-type="float">
            <text:p>1,709,413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8]" office:value-type="float" office:value="17002211" calcext:value-type="float">
            <text:p>17,002,211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097884" calcext:value-type="float">
            <text:p>1,097,884</text:p>
          </table:table-cell>
          <table:table-cell office:value-type="float" office:value="10854590" calcext:value-type="float">
            <text:p>10,854,590</text:p>
          </table:table-cell>
          <table:table-cell/>
          <table:table-cell office:value-type="string" calcext:value-type="string">
            <text:p>Multi-Value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9]" office:value-type="float" office:value="58737" calcext:value-type="float">
            <text:p>58,737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9]" office:value-type="float" office:value="602952" calcext:value-type="float">
            <text:p>602,952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9]" office:value-type="float" office:value="6001202" calcext:value-type="float">
            <text:p>6,001,202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float" office:value="106685" calcext:value-type="float">
            <text:p>106,685</text:p>
          </table:table-cell>
          <table:table-cell office:value-type="float" office:value="1091901" calcext:value-type="float">
            <text:p>1,091,901</text:p>
          </table:table-cell>
          <table:table-cell office:value-type="float" office:value="10848607" calcext:value-type="float">
            <text:p>10,848,607</text:p>
          </table:table-cell>
          <table:table-cell/>
          <table:table-cell office:value-type="string" calcext:value-type="string">
            <text:p>Single value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20]" office:value-type="float" office:value="74045" calcext:value-type="float">
            <text:p>74,045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20]" office:value-type="float" office:value="764841" calcext:value-type="float">
            <text:p>764,841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20]" office:value-type="float" office:value="7614489" calcext:value-type="float">
            <text:p>7,614,489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float" office:value="119560" calcext:value-type="float">
            <text:p>119,560</text:p>
          </table:table-cell>
          <table:table-cell office:value-type="float" office:value="1222039" calcext:value-type="float">
            <text:p>1,222,039</text:p>
          </table:table-cell>
          <table:table-cell office:value-type="float" office:value="12156381" calcext:value-type="float">
            <text:p>12,156,381</text:p>
          </table:table-cell>
          <table:table-cell/>
          <table:table-cell office:value-type="string" calcext:value-type="string">
            <text:p>mandatory qualifier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21]" office:value-type="float" office:value="11681" calcext:value-type="float">
            <text:p>11,681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21]" office:value-type="float" office:value="119452" calcext:value-type="float">
            <text:p>119,452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21]" office:value-type="float" office:value="1205881" calcext:value-type="float">
            <text:p>1,205,881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float" office:value="165933" calcext:value-type="float">
            <text:p>165,933</text:p>
          </table:table-cell>
          <table:table-cell office:value-type="float" office:value="1709413" calcext:value-type="float">
            <text:p>1,709,413</text:p>
          </table:table-cell>
          <table:table-cell office:value-type="float" office:value="17002211" calcext:value-type="float">
            <text:p>17,002,211</text:p>
          </table:table-cell>
          <table:table-cell/>
          <table:table-cell office:value-type="string" calcext:value-type="string">
            <text:p>Single best value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22]" office:value-type="float" office:value="73771" calcext:value-type="float">
            <text:p>73,771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22]" office:value-type="float" office:value="764567" calcext:value-type="float">
            <text:p>764,567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22]" office:value-type="float" office:value="7614215" calcext:value-type="float">
            <text:p>7,614,215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float" office:value="58737" calcext:value-type="float">
            <text:p>58,737</text:p>
          </table:table-cell>
          <table:table-cell office:value-type="float" office:value="602952" calcext:value-type="float">
            <text:p>602,952</text:p>
          </table:table-cell>
          <table:table-cell office:value-type="float" office:value="6001202" calcext:value-type="float">
            <text:p>6,001,202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float" office:value="74045" calcext:value-type="float">
            <text:p>74,045</text:p>
          </table:table-cell>
          <table:table-cell office:value-type="float" office:value="764841" calcext:value-type="float">
            <text:p>764,841</text:p>
          </table:table-cell>
          <table:table-cell office:value-type="float" office:value="7614489" calcext:value-type="float">
            <text:p>7,614,489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float" office:value="11681" calcext:value-type="float">
            <text:p>11,681</text:p>
          </table:table-cell>
          <table:table-cell office:value-type="float" office:value="119452" calcext:value-type="float">
            <text:p>119,452</text:p>
          </table:table-cell>
          <table:table-cell office:value-type="float" office:value="1205881" calcext:value-type="float">
            <text:p>1,205,881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float" office:value="73771" calcext:value-type="float">
            <text:p>73,771</text:p>
          </table:table-cell>
          <table:table-cell office:value-type="float" office:value="764567" calcext:value-type="float">
            <text:p>764,567</text:p>
          </table:table-cell>
          <table:table-cell office:value-type="float" office:value="7614215" calcext:value-type="float">
            <text:p>7,614,215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955" calcext:value-type="float">
            <text:p>955</text:p>
          </table:table-cell>
          <table:table-cell office:value-type="float" office:value="9605" calcext:value-type="float">
            <text:p>9,605</text:p>
          </table:table-cell>
          <table:table-cell office:value-type="float" office:value="96064" calcext:value-type="float">
            <text:p>96,06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9081" calcext:value-type="float">
            <text:p>9,081</text:p>
          </table:table-cell>
          <table:table-cell office:value-type="float" office:value="93475" calcext:value-type="float">
            <text:p>93,475</text:p>
          </table:table-cell>
          <table:table-cell office:value-type="float" office:value="929698" calcext:value-type="float">
            <text:p>929,698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55" calcext:value-type="float">
            <text:p>955</text:p>
          </table:table-cell>
          <table:table-cell office:value-type="float" office:value="9605" calcext:value-type="float">
            <text:p>9,605</text:p>
          </table:table-cell>
          <table:table-cell office:value-type="float" office:value="96064" calcext:value-type="float">
            <text:p>96,06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firstQualifier</text:p>
          </table:table-cell>
          <table:table-cell office:value-type="float" office:value="1821" calcext:value-type="float">
            <text:p>1,821</text:p>
          </table:table-cell>
          <table:table-cell office:value-type="float" office:value="18606" calcext:value-type="float">
            <text:p>18,606</text:p>
          </table:table-cell>
          <table:table-cell office:value-type="float" office:value="188126" calcext:value-type="float">
            <text:p>188,126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nextQualifier</text:p>
          </table:table-cell>
          <table:table-cell office:value-type="float" office:value="67" calcext:value-type="float">
            <text:p>67</text:p>
          </table:table-cell>
          <table:table-cell office:value-type="float" office:value="1257" calcext:value-type="float">
            <text:p>1,257</text:p>
          </table:table-cell>
          <table:table-cell office:value-type="float" office:value="12954" calcext:value-type="float">
            <text:p>12,95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lastQualifier</text:p>
          </table:table-cell>
          <table:table-cell office:value-type="float" office:value="1821" calcext:value-type="float">
            <text:p>1,821</text:p>
          </table:table-cell>
          <table:table-cell office:value-type="float" office:value="18606" calcext:value-type="float">
            <text:p>18,606</text:p>
          </table:table-cell>
          <table:table-cell office:value-type="float" office:value="188126" calcext:value-type="float">
            <text:p>188,126</text:p>
          </table:table-cell>
          <table:table-cell table:number-columns-repeated="2"/>
          <table:table-cell table:style-name="Default" table:number-columns-repeated="9"/>
        </table:table-row>
      </table:table>
      <table:named-expressions/>
      <table:database-ranges>
        <table:database-range table:name="__Anonymous_Sheet_DB__8" table:target-range-address="Sizes.F1:Sizes.O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4:00:41.134526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00" style:display-name="PageStyle_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" style:display-name="PageStyle_1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" style:display-name="PageStyle_1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0" style:display-name="PageStyle_10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" style:display-name="PageStyle_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ivations" style:display-name="PageStyle_Deri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_20_development" style:display-name="PageStyle_Runtime develop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5T19:22:42.422259160</dc:date>
    <meta:editing-duration>PT8H57M35S</meta:editing-duration>
    <meta:editing-cycles>37</meta:editing-cycles>
    <meta:document-statistic meta:table-count="9" meta:cell-count="1093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F1:'1000'.F18" chart:data-source-has-labels="both" svg:x="1.331cm" svg:y="0.18cm" svg:width="14.349cm" svg:height="8.64cm">
          <chartooo:coordinate-region svg:x="2.721cm" svg:y="0.18cm" svg:width="12.881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'.F2:'1000'.F18" chart:label-cell-address="'1000'.F1:'1000'.F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 in ms</text:p>
                <draw:g>
                  <svg:desc>'1000'.F1:'1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44">
                <text:p>44</text:p>
                <draw:g>
                  <svg:desc>'1000'.F2:'1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7cm" svg:width="15.285cm" svg:height="7.581cm">
          <chartooo:coordinate-region svg:x="1.677cm" svg:y="1.286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2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stroke="solid" svg:stroke-width="0.1cm"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style-name="ch9"/>
            <chart:data-point chart:repeated="3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series chart:style-name="ch11" chart:values-cell-range-address="'1000'.J2:'1000'.J18" chart:label-cell-address="'1000'.J1:'1000'.J1" chart:class="chart:bar">
            <chart:data-point chart:repeated="4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1cm" svg:stroke-color="#004586"/>
    </style:style>
    <style:style style:name="ch10" style:family="chart">
      <style:chart-properties chart:solid-type="cuboid"/>
    </style:style>
    <style:style style:name="ch11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568cm" svg:y="0.185cm" style:legend-expansion="wide" chart:style-name="ch2"/>
        <chart:plot-area chart:style-name="ch3" table:cell-range-address="Sizes.F2:Sizes.F18 Sizes.M2:Sizes.O18" chart:data-source-has-labels="both" svg:x="1.331cm" svg:y="0.963cm" svg:width="14.349cm" svg:height="7.857cm">
          <chartooo:coordinate-region svg:x="3.275cm" svg:y="0.963cm" svg:width="12.405cm" svg:height="4.433cm"/>
          <chart:axis chart:dimension="x" chart:name="primary-x" chart:style-name="ch4" chartooo:axis-type="auto">
            <chartooo:date-scale/>
            <chart:categories table:cell-range-address="Sizes.F2:Sizes.F18"/>
          </chart:axis>
          <chart:axis chart:dimension="y" chart:name="primary-y" chart:style-name="ch5">
            <chart:title svg:x="0.451cm" svg:y="6.073cm" chart:style-name="ch6">
              <text:p>Number of facts</text:p>
            </chart:title>
            <chart:grid chart:style-name="ch7" chart:class="major"/>
          </chart:axis>
          <chart:series chart:style-name="ch8" chart:values-cell-range-address="Sizes.M2:Sizes.M18" loext:label-string="base" chart:class="chart:bar">
            <chart:data-point chart:repeated="4"/>
            <chart:data-point chart:style-name="ch9"/>
            <chart:data-point chart:repeated="2"/>
            <chart:data-point chart:style-name="ch10"/>
            <chart:data-point/>
            <chart:data-point chart:style-name="ch9"/>
            <chart:data-point chart:repeated="4"/>
            <chart:data-point chart:style-name="ch9"/>
            <chart:data-point chart:repeated="2"/>
          </chart:series>
          <chart:series chart:style-name="ch11" chart:values-cell-range-address="Sizes.N2:Sizes.N18" loext:label-string="inequality" chart:class="chart:bar">
            <chart:data-point chart:repeated="4"/>
            <chart:data-point chart:style-name="ch9"/>
            <chart:data-point chart:repeated="2"/>
            <chart:data-point chart:style-name="ch10"/>
            <chart:data-point/>
            <chart:data-point chart:style-name="ch9"/>
            <chart:data-point chart:repeated="4"/>
            <chart:data-point chart:style-name="ch9"/>
            <chart:data-point chart:repeated="2"/>
          </chart:series>
          <chart:series chart:style-name="ch12" chart:values-cell-range-address="Sizes.O2:Sizes.O18" loext:label-string="require" chart:class="chart:bar">
            <chart:data-point chart:repeated="9"/>
            <chart:data-point chart:style-name="ch9"/>
            <chart:data-point chart:repeated="4"/>
            <chart:data-point chart:style-name="ch9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inequality</text:p>
              </table:table-cell>
              <table:table-cell office:value-type="string">
                <text:p>require</text:p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Sizes.F2:Sizes.F18</svg:desc>
                </draw:g>
              </table:table-cell>
              <table:table-cell office:value-type="float" office:value="3634935">
                <text:p>3634935</text:p>
                <draw:g>
                  <svg:desc>Sizes.M2:Sizes.M18</svg:desc>
                </draw:g>
              </table:table-cell>
              <table:table-cell office:value-type="float" office:value="0">
                <text:p>0</text:p>
                <draw:g>
                  <svg:desc>Sizes.N2:Sizes.N18</svg:desc>
                </draw:g>
              </table:table-cell>
              <table:table-cell office:value-type="float" office:value="0">
                <text:p>0</text:p>
                <draw:g>
                  <svg:desc>Sizes.O2:Sizes.O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25762">
                <text:p>10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125762">
                <text:p>11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3634935">
                <text:p>3634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634935">
                <text:p>3634935</text:p>
              </table:table-cell>
              <table:table-cell office:value-type="float" office:value="7180282">
                <text:p>71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652165">
                <text:p>3652165</text:p>
              </table:table-cell>
              <table:table-cell office:value-type="float" office:value="51251">
                <text:p>5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226842">
                <text:p>1226842</text:p>
              </table:table-cell>
              <table:table-cell office:value-type="float" office:value="1207464">
                <text:p>12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634935">
                <text:p>3634935</text:p>
              </table:table-cell>
              <table:table-cell office:value-type="float" office:value="19736460">
                <text:p>19736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226842">
                <text:p>1226842</text:p>
              </table:table-cell>
              <table:table-cell office:value-type="float" office:value="433945">
                <text:p>43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54590">
                <text:p>10854590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48607">
                <text:p>10848607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025762">
                <text:p>1025762</text:p>
              </table:table-cell>
              <table:table-cell office:value-type="float" office:value="12156381">
                <text:p>12156381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025762">
                <text:p>1025762</text:p>
              </table:table-cell>
              <table:table-cell office:value-type="float" office:value="17002211">
                <text:p>17002211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025762">
                <text:p>1025762</text:p>
              </table:table-cell>
              <table:table-cell office:value-type="float" office:value="6001202">
                <text:p>6001202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634935">
                <text:p>3634935</text:p>
              </table:table-cell>
              <table:table-cell office:value-type="float" office:value="7614489">
                <text:p>7614489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226842">
                <text:p>1226842</text:p>
              </table:table-cell>
              <table:table-cell office:value-type="float" office:value="1205881">
                <text:p>1205881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1226842">
                <text:p>1226842</text:p>
              </table:table-cell>
              <table:table-cell office:value-type="float" office:value="7614215">
                <text:p>7614215</text:p>
              </table:table-cell>
              <table:table-cell office:value-type="float" office:value="389206">
                <text:p>389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D1:'10000'.D18" chart:data-source-has-labels="both" svg:x="0.32cm" svg:y="0.18cm" svg:width="15.36cm" svg:height="8.64cm">
          <chartooo:coordinate-region svg:x="1.418cm" svg:y="0.18cm" svg:width="14.262cm" svg:height="5.217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0'.D2:'10000'.D18" chart:label-cell-address="'10000'.D1:'10000'.D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0'.D1:'10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642">
                <text:p>642</text:p>
                <draw:g>
                  <svg:desc>'10000'.D2:'10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D1:'1000'.D18" chart:data-source-has-labels="both" svg:x="0.32cm" svg:y="0.18cm" svg:width="15.36cm" svg:height="8.64cm">
          <chartooo:coordinate-region svg:x="1.127cm" svg:y="0.379cm" svg:width="14.553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'.D2:'1000'.D18" chart:label-cell-address="'1000'.D1:'1000'.D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'.D1:'1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85">
                <text:p>85</text:p>
                <draw:g>
                  <svg:desc>'1000'.D2:'1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D1:'100000'.D18" chart:data-source-has-labels="both" svg:x="0.32cm" svg:y="0.18cm" svg:width="15.36cm" svg:height="8.64cm">
          <chartooo:coordinate-region svg:x="1.788cm" svg:y="0.18cm" svg:width="13.892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00'.D2:'100000'.D18" chart:label-cell-address="'100000'.D1:'100000'.D1" chart:class="chart:bar">
            <chart:data-point chart:style-name="ch7"/>
            <chart:data-point chart:repeated="3"/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00'.D1:'100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7567">
                <text:p>7567</text:p>
                <draw:g>
                  <svg:desc>'100000'.D2:'100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7cm" svg:width="15.285cm" svg:height="7.581cm">
          <chartooo:coordinate-region svg:x="1.677cm" svg:y="1.286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2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stroke="solid" svg:stroke-width="0.1cm"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style-name="ch9"/>
            <chart:data-point chart:repeated="3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series chart:style-name="ch11" chart:values-cell-range-address="'1000'.J2:'1000'.J18" chart:label-cell-address="'1000'.J1:'1000'.J1" chart:class="chart:bar">
            <chart:data-point chart:repeated="4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6:'1000'.A18 '1000'.O6:'1000'.O18" chart:data-source-has-labels="column" svg:x="1.331cm" svg:y="0.18cm" svg:width="14.349cm" svg:height="8.64cm">
          <chartooo:coordinate-region svg:x="2.799cm" svg:y="0.18cm" svg:width="12.881cm" svg:height="5.217cm"/>
          <chart:axis chart:dimension="x" chart:name="primary-x" chart:style-name="ch3" chartooo:axis-type="auto">
            <chartooo:date-scale/>
            <chart:categories table:cell-range-address="'1000'.A6:'1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'.O6:'1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'.A6:'1000'.A18</svg:desc>
                </draw:g>
              </table:table-cell>
              <table:table-cell office:value-type="float" office:value="2274">
                <text:p>2274</text:p>
                <draw:g>
                  <svg:desc>'1000'.O6:'1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6:'1000'.A18 '1000'.O6:'1000'.O18" chart:data-source-has-labels="column" svg:x="1.331cm" svg:y="0.18cm" svg:width="14.349cm" svg:height="8.64cm">
          <chartooo:coordinate-region svg:x="2.799cm" svg:y="0.18cm" svg:width="12.881cm" svg:height="5.217cm"/>
          <chart:axis chart:dimension="x" chart:name="primary-x" chart:style-name="ch3" chartooo:axis-type="auto">
            <chartooo:date-scale/>
            <chart:categories table:cell-range-address="'1000'.A6:'1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'.O6:'1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'.A6:'1000'.A18</svg:desc>
                </draw:g>
              </table:table-cell>
              <table:table-cell office:value-type="float" office:value="2274">
                <text:p>2274</text:p>
                <draw:g>
                  <svg:desc>'1000'.O6:'1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F1:'10000'.F18" chart:data-source-has-labels="both" svg:x="1.331cm" svg:y="0.18cm" svg:width="14.349cm" svg:height="8.64cm">
          <chartooo:coordinate-region svg:x="3.012cm" svg:y="0.18cm" svg:width="12.59cm" svg:height="5.216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0'.F2:'10000'.F18" chart:label-cell-address="'10000'.F1:'10000'.F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'.F1:'1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77">
                <text:p>77</text:p>
                <draw:g>
                  <svg:desc>'10000'.F2:'1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0659">
                <text:p>170659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560876">
                <text:p>5608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560811">
                <text:p>560811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6:'10000'.A18 '10000'.O6:'10000'.O18" chart:data-source-has-labels="column" svg:x="1.331cm" svg:y="0.18cm" svg:width="14.349cm" svg:height="8.64cm">
          <chartooo:coordinate-region svg:x="3.09cm" svg:y="0.18cm" svg:width="12.59cm" svg:height="5.217cm"/>
          <chart:axis chart:dimension="x" chart:name="primary-x" chart:style-name="ch3" chartooo:axis-type="auto">
            <chartooo:date-scale/>
            <chart:categories table:cell-range-address="'10000'.A6:'10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0'.O6:'10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0'.A6:'10000'.A18</svg:desc>
                </draw:g>
              </table:table-cell>
              <table:table-cell office:value-type="float" office:value="17405">
                <text:p>17405</text:p>
                <draw:g>
                  <svg:desc>'10000'.O6:'10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001">
                <text:p>15001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46716">
                <text:p>14671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0572">
                <text:p>3057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310">
                <text:p>731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6:'100000'.A18 '100000'.O6:'100000'.O18" chart:data-source-has-labels="column" svg:x="1.331cm" svg:y="0.18cm" svg:width="14.349cm" svg:height="8.64cm">
          <chartooo:coordinate-region svg:x="3.275cm" svg:y="0.18cm" svg:width="12.405cm" svg:height="5.217cm"/>
          <chart:axis chart:dimension="x" chart:name="primary-x" chart:style-name="ch3" chartooo:axis-type="auto">
            <chartooo:date-scale/>
            <chart:categories table:cell-range-address="'100000'.A6:'100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00'.O6:'100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00'.A6:'100000'.A18</svg:desc>
                </draw:g>
              </table:table-cell>
              <table:table-cell office:value-type="float" office:value="166015">
                <text:p>166015</text:p>
                <draw:g>
                  <svg:desc>'100000'.O6:'100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54">
                <text:p>2825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265537">
                <text:p>126553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34566">
                <text:p>23456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min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stroke="solid"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F1:'100000'.F18" chart:data-source-has-labels="both" svg:x="1.331cm" svg:y="0.18cm" svg:width="14.349cm" svg:height="8.64cm">
          <chartooo:coordinate-region svg:x="3.383cm" svg:y="0.18cm" svg:width="12.219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00'.F2:'100000'.F18" chart:label-cell-address="'100000'.F1:'100000'.F1" chart:class="chart:bar">
            <chart:data-point chart:repeated="2"/>
            <chart:data-point chart:style-name="ch8" chart:repeated="2"/>
            <chart:data-point chart:style-name="ch9"/>
            <chart:data-point chart:style-name="ch8" chart:repeated="4"/>
            <chart:data-point chart:style-name="ch9"/>
            <chart:data-point chart:style-name="ch8"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0'.F1:'10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671">
                <text:p>671</text:p>
                <draw:g>
                  <svg:desc>'100000'.F2:'10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391053">
                <text:p>439105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8620">
                <text:p>18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329">
                <text:p>5032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8559385">
                <text:p>855938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43647">
                <text:p>4364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2085">
                <text:p>5208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5204180">
                <text:p>1520418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84">
                <text:p>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minimum="1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396cm" svg:y="0.185cm" style:legend-expansion="wide" chart:style-name="ch2"/>
        <chart:plot-area chart:style-name="ch3" table:cell-range-address="Development.A1:Development.E4" chart:data-source-has-labels="both" svg:x="1.331cm" svg:y="0.963cm" svg:width="14.349cm" svg:height="7.857cm">
          <chartooo:coordinate-region svg:x="2.799cm" svg:y="1.163cm" svg:width="11.463cm" svg:height="7.011cm"/>
          <chart:axis chart:dimension="x" chart:name="primary-x" chart:style-name="ch4" chartooo:axis-type="auto">
            <chartooo:date-scale/>
            <chart:categories table:cell-range-address="Development.B1:Development.E1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Development.B2:Development.E2" chart:label-cell-address="Development.A2:Development.A2" chart:class="chart:line">
            <chart:data-point chart:repeated="4"/>
          </chart:series>
          <chart:series chart:style-name="ch9" chart:values-cell-range-address="Development.B3:Development.E3" chart:label-cell-address="Development.A3:Development.A3" chart:class="chart:line">
            <chart:data-point chart:repeated="4"/>
          </chart:series>
          <chart:series chart:style-name="ch10" chart:values-cell-range-address="Development.B4:Development.E4" chart:label-cell-address="Development.A4:Development.A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Development.B1:Development.E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velopment.A2:Development.A2</svg:desc>
                </draw:g>
              </table:table-cell>
              <table:table-cell office:value-type="float" office:value="6622">
                <text:p>6622</text:p>
                <draw:g>
                  <svg:desc>Development.B2:Development.E2</svg:desc>
                </draw:g>
              </table:table-cell>
              <table:table-cell office:value-type="float" office:value="170659">
                <text:p>170659</text:p>
              </table:table-cell>
              <table:table-cell office:value-type="float" office:value="4391053">
                <text:p>4391053</text:p>
              </table:table-cell>
              <table:table-cell office:value-type="float" office:value="81901108">
                <text:p>81901108</text:p>
              </table:table-cell>
            </table:table-row>
            <table:table-row>
              <table:table-cell office:value-type="string">
                <text:p>Item requires statement</text:p>
                <draw:g>
                  <svg:desc>Development.A3:Development.A3</svg:desc>
                </draw:g>
              </table:table-cell>
              <table:table-cell office:value-type="float" office:value="25691">
                <text:p>25691</text:p>
                <draw:g>
                  <svg:desc>Development.B3:Development.E3</svg:desc>
                </draw:g>
              </table:table-cell>
              <table:table-cell office:value-type="float" office:value="560876">
                <text:p>560876</text:p>
              </table:table-cell>
              <table:table-cell office:value-type="float" office:value="8559385">
                <text:p>855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value</text:p>
                <draw:g>
                  <svg:desc>Development.A4:Development.A4</svg:desc>
                </draw:g>
              </table:table-cell>
              <table:table-cell office:value-type="float" office:value="11767">
                <text:p>11767</text:p>
                <draw:g>
                  <svg:desc>Development.B4:Development.E4</svg:desc>
                </draw:g>
              </table:table-cell>
              <table:table-cell office:value-type="float" office:value="560811">
                <text:p>560811</text:p>
              </table:table-cell>
              <table:table-cell office:value-type="float" office:value="15204180">
                <text:p>15204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8cm" svg:width="15.285cm" svg:height="7.581cm">
          <chartooo:coordinate-region svg:x="1.677cm" svg:y="1.287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3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stroke="solid" svg:stroke-width="0.1cm"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style-name="ch9"/>
            <chart:data-point chart:repeated="3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series chart:style-name="ch11" chart:values-cell-range-address="'1000'.J2:'1000'.J18" chart:label-cell-address="'1000'.J1:'1000'.J1" chart:class="chart:bar">
            <chart:data-point chart:repeated="4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H1:'1000'.H18" chart:data-source-has-labels="both" svg:x="1.331cm" svg:y="0.18cm" svg:width="14.349cm" svg:height="8.64cm">
          <chartooo:coordinate-region svg:x="2.721cm" svg:y="0.18cm" svg:width="12.881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'.H2:'1000'.H18" chart:label-cell-address="'1000'.H1:'1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'.H1:'1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85">
                <text:p>85</text:p>
                <draw:g>
                  <svg:desc>'1000'.H2:'1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H1:'100000'.H18" chart:data-source-has-labels="both" svg:x="1.331cm" svg:y="0.18cm" svg:width="14.349cm" svg:height="8.64cm">
          <chartooo:coordinate-region svg:x="3.197cm" svg:y="0.18cm" svg:width="12.405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00'.H2:'100000'.H18" chart:label-cell-address="'100000'.H1:'100000'.H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0'.H1:'10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7567">
                <text:p>7567</text:p>
                <draw:g>
                  <svg:desc>'100000'.H2:'10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66111">
                <text:p>16611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271744">
                <text:p>127174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35396">
                <text:p>23539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H1:'10000'.H18" chart:data-source-has-labels="both" svg:x="1.331cm" svg:y="0.18cm" svg:width="14.349cm" svg:height="8.64cm">
          <chartooo:coordinate-region svg:x="3.012cm" svg:y="0.18cm" svg:width="12.59cm" svg:height="5.217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0'.H2:'10000'.H18" chart:label-cell-address="'10000'.H1:'10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'.H1:'1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642">
                <text:p>642</text:p>
                <draw:g>
                  <svg:desc>'10000'.H2:'1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47359">
                <text:p>147359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310">
                <text:p>73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